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pitch="variable"/>
    <style:font-face style:name="Ubuntu" svg:font-family="Ubuntu"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office:font-face-decls>
  <office:automatic-styles>
    <style:style style:name="Table1" style:family="table">
      <style:table-properties style:width="6.925in" table:align="left" style:writing-mode="lr-tb"/>
    </style:style>
    <style:style style:name="Table1.A" style:family="table-column">
      <style:table-column-properties style:column-width="2.3083in"/>
    </style:style>
    <style:style style:name="Table1.1" style:family="table-row">
      <style:table-row-properties style:keep-together="true" fo:keep-together="auto"/>
    </style:style>
    <style:style style:name="Table1.A1" style:family="table-cell">
      <style:table-cell-properties style:vertical-align="top" fo:padding="0.0382in" fo:border="none" style:writing-mode="lr-tb"/>
    </style:style>
    <style:style style:name="P1" style:family="paragraph" style:parent-style-name="Standard">
      <style:paragraph-properties fo:text-align="center" style:justify-single-word="false"/>
      <style:text-properties style:font-name="Arial" fo:font-size="20pt" fo:font-weight="bold" officeooo:paragraph-rsid="0008a88a"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Arial" fo:font-size="20pt" fo:font-weight="normal" officeooo:rsid="0009f905" officeooo:paragraph-rsid="0009f905"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style:font-name="Arial" fo:font-size="20pt" fo:font-weight="normal" officeooo:paragraph-rsid="0008a88a" style:font-size-asian="20pt" style:font-weight-asian="normal" style:font-size-complex="20pt" style:font-weight-complex="normal"/>
    </style:style>
    <style:style style:name="P4" style:family="paragraph" style:parent-style-name="Standard">
      <style:paragraph-properties fo:text-align="center" style:justify-single-word="false"/>
      <style:text-properties style:font-name="Arial" fo:font-size="25pt" fo:font-weight="bold" officeooo:paragraph-rsid="0008a88a" style:font-size-asian="25pt" style:font-weight-asian="bold" style:font-size-complex="25pt" style:font-weight-complex="bold"/>
    </style:style>
    <style:style style:name="P5" style:family="paragraph" style:parent-style-name="Standard">
      <style:paragraph-properties fo:text-align="center" style:justify-single-word="false"/>
      <style:text-properties style:font-name="Arial" fo:font-size="25pt" fo:font-weight="normal" officeooo:paragraph-rsid="0008a88a" style:font-size-asian="25pt" style:font-weight-asian="normal" style:font-size-complex="25pt" style:font-weight-complex="normal"/>
    </style:style>
    <style:style style:name="P6" style:family="paragraph" style:parent-style-name="Standard">
      <style:paragraph-properties fo:text-align="center" style:justify-single-word="false"/>
      <style:text-properties style:font-name="Arial" fo:font-size="17pt" fo:font-weight="bold" officeooo:paragraph-rsid="0008a88a" style:font-size-asian="17pt" style:font-weight-asian="bold" style:font-size-complex="17pt" style:font-weight-complex="bold"/>
    </style:style>
    <style:style style:name="P7" style:family="paragraph" style:parent-style-name="Standard">
      <style:paragraph-properties fo:text-align="center" style:justify-single-word="false"/>
      <style:text-properties style:font-name="Arial" fo:font-size="17pt" fo:font-weight="normal" officeooo:paragraph-rsid="0008a88a" style:font-size-asian="17pt" style:font-weight-asian="normal" style:font-size-complex="17pt" style:font-weight-complex="normal"/>
    </style:style>
    <style:style style:name="P8" style:family="paragraph" style:parent-style-name="Standard">
      <style:paragraph-properties fo:text-align="center" style:justify-single-word="false"/>
      <style:text-properties style:font-name="Arial" officeooo:paragraph-rsid="0008a88a"/>
    </style:style>
    <style:style style:name="P9" style:family="paragraph" style:parent-style-name="Standard">
      <style:paragraph-properties fo:text-align="start" style:justify-single-word="false"/>
      <style:text-properties style:font-name="Arial" fo:font-size="14pt" officeooo:rsid="0009f905" officeooo:paragraph-rsid="0009f905" style:font-size-asian="12.25pt" style:font-size-complex="14pt"/>
    </style:style>
    <style:style style:name="P10" style:family="paragraph" style:parent-style-name="Standard" style:list-style-name="L1">
      <style:paragraph-properties fo:text-align="start" style:justify-single-word="false"/>
      <style:text-properties style:font-name="Arial" fo:font-size="14pt" officeooo:rsid="0009f905" officeooo:paragraph-rsid="0009f905" style:font-size-asian="12.25pt" style:font-size-complex="14pt"/>
    </style:style>
    <style:style style:name="P11" style:family="paragraph" style:parent-style-name="Standard">
      <style:paragraph-properties fo:text-align="start" style:justify-single-word="false"/>
      <style:text-properties style:font-name="Arial" officeooo:paragraph-rsid="0009f905"/>
    </style:style>
    <style:style style:name="P12" style:family="paragraph" style:parent-style-name="Standard">
      <style:paragraph-properties fo:text-align="start" style:justify-single-word="false" fo:break-before="page"/>
      <style:text-properties style:font-name="Arial" fo:font-size="16pt" fo:font-weight="bold" officeooo:rsid="0009f905" officeooo:paragraph-rsid="0009f905" style:font-size-asian="16pt" style:font-weight-asian="bold" style:font-size-complex="16pt" style:font-weight-complex="bold"/>
    </style:style>
    <style:style style:name="P13" style:family="paragraph" style:parent-style-name="Standard">
      <style:paragraph-properties fo:margin-left="0in" fo:margin-right="0.0598in" fo:text-align="start" style:justify-single-word="false" fo:text-indent="0in" style:auto-text-indent="false" fo:break-before="page"/>
      <style:text-properties style:font-name="Arial" fo:font-size="14pt" fo:font-weight="bold" officeooo:rsid="0009f905" officeooo:paragraph-rsid="0009f905" style:font-size-asian="12.25pt" style:font-weight-asian="bold" style:font-size-complex="14pt" style:font-weight-complex="bold"/>
    </style:style>
    <style:style style:name="P14" style:family="paragraph" style:parent-style-name="Standard">
      <style:paragraph-properties fo:margin-left="0in" fo:margin-right="0.0598in" fo:text-align="start" style:justify-single-word="false" fo:text-indent="0in" style:auto-text-indent="false"/>
      <style:text-properties style:font-name="Arial" fo:font-size="14pt" officeooo:rsid="0009f905" officeooo:paragraph-rsid="0009f905" style:font-size-asian="12.25pt" style:font-size-complex="14pt"/>
    </style:style>
    <style:style style:name="P15" style:family="paragraph" style:parent-style-name="Standard">
      <style:paragraph-properties fo:margin-left="0in" fo:margin-right="0.0598in" fo:text-align="justify" style:justify-single-word="false" fo:text-indent="0in" style:auto-text-indent="false"/>
      <style:text-properties style:font-name="Arial" fo:font-size="12pt" officeooo:paragraph-rsid="00102ba1" style:font-size-asian="10.5pt" style:font-size-complex="12pt"/>
    </style:style>
    <style:style style:name="P16" style:family="paragraph" style:parent-style-name="Standard">
      <style:paragraph-properties fo:margin-left="0in" fo:margin-right="0.0598in" fo:text-align="justify" style:justify-single-word="false" fo:text-indent="0in" style:auto-text-indent="false"/>
      <style:text-properties style:font-name="Arial" fo:font-size="12pt" officeooo:paragraph-rsid="000cb355" style:font-size-asian="10.5pt" style:font-size-complex="12pt"/>
    </style:style>
    <style:style style:name="P17" style:family="paragraph" style:parent-style-name="Standard">
      <style:paragraph-properties fo:margin-left="0in" fo:margin-right="0.0598in" fo:text-align="justify" style:justify-single-word="false" fo:text-indent="0in" style:auto-text-indent="false"/>
      <style:text-properties style:font-name="Arial" fo:font-size="12pt" officeooo:paragraph-rsid="000ab979" style:font-size-asian="10.5pt" style:font-size-complex="12pt"/>
    </style:style>
    <style:style style:name="P18" style:family="paragraph" style:parent-style-name="Standard">
      <style:paragraph-properties fo:margin-left="0in" fo:margin-right="0.0598in" fo:text-align="justify" style:justify-single-word="false" fo:text-indent="0in" style:auto-text-indent="false"/>
      <style:text-properties style:font-name="Arial" fo:font-size="12pt" officeooo:paragraph-rsid="0014b2f4" style:font-size-asian="10.5pt" style:font-size-complex="12pt"/>
    </style:style>
    <style:style style:name="P19" style:family="paragraph" style:parent-style-name="Standard" style:master-page-name="Standard">
      <style:paragraph-properties fo:text-align="center" style:justify-single-word="false" style:page-number="auto"/>
      <style:text-properties style:font-name="Arial" fo:font-size="20pt" fo:font-weight="bold" officeooo:paragraph-rsid="0008a88a" style:font-size-asian="20pt" style:font-weight-asian="bold" style:font-size-complex="20pt" style:font-weight-complex="bold"/>
    </style:style>
    <style:style style:name="P20" style:family="paragraph" style:parent-style-name="Table_20_Contents">
      <style:paragraph-properties fo:text-align="center" style:justify-single-word="false" style:snap-to-layout-grid="false"/>
      <style:text-properties style:font-name="Arial" fo:font-size="16pt" officeooo:paragraph-rsid="0008a88a" style:font-size-asian="16pt" style:font-size-complex="16pt"/>
    </style:style>
    <style:style style:name="P21" style:family="paragraph" style:parent-style-name="Table_20_Contents">
      <style:paragraph-properties fo:text-align="center" style:justify-single-word="false" style:snap-to-layout-grid="false"/>
      <style:text-properties style:font-name="Arial" officeooo:paragraph-rsid="0008a88a"/>
    </style:style>
    <style:style style:name="T1" style:family="text">
      <style:text-properties officeooo:rsid="0008a88a"/>
    </style:style>
    <style:style style:name="T2" style:family="text">
      <style:text-properties fo:font-size="16pt" style:font-size-asian="16pt" style:font-size-complex="16pt"/>
    </style:style>
    <style:style style:name="T3" style:family="text">
      <style:text-properties fo:font-size="16pt" fo:language="en" fo:country="US" style:font-size-asian="16pt" style:font-size-complex="16pt"/>
    </style:style>
    <style:style style:name="T4" style:family="text">
      <style:text-properties officeooo:rsid="0009f905"/>
    </style:style>
    <style:style style:name="T5" style:family="text">
      <style:text-properties fo:font-size="14pt" officeooo:rsid="0009f905" style:font-size-asian="12.25pt" style:font-size-complex="14pt"/>
    </style:style>
    <style:style style:name="T6" style:family="text">
      <style:text-properties fo:font-size="14pt" fo:font-weight="bold" officeooo:rsid="0009f905" style:font-size-asian="12.25pt" style:font-weight-asian="bold" style:font-size-complex="14pt" style:font-weight-complex="bold"/>
    </style:style>
    <style:style style:name="T7" style:family="text">
      <style:text-properties officeooo:rsid="000ab979"/>
    </style:style>
    <style:style style:name="T8" style:family="text">
      <style:text-properties officeooo:rsid="000cb355"/>
    </style:style>
    <style:style style:name="T9" style:family="text">
      <style:text-properties officeooo:rsid="000e5ac4"/>
    </style:style>
    <style:style style:name="T10" style:family="text">
      <style:text-properties officeooo:rsid="00102ba1"/>
    </style:style>
    <style:style style:name="T11" style:family="text">
      <style:text-properties officeooo:rsid="00117386"/>
    </style:style>
    <style:style style:name="T12" style:family="text">
      <style:text-properties officeooo:rsid="0011f718"/>
    </style:style>
    <style:style style:name="T13" style:family="text">
      <style:text-properties officeooo:rsid="00134249"/>
    </style:style>
    <style:style style:name="T14" style:family="text">
      <style:text-properties officeooo:rsid="0013c348"/>
    </style:style>
    <style:style style:name="T15" style:family="text">
      <style:text-properties officeooo:rsid="0013f9da"/>
    </style:style>
    <style:style style:name="T16" style:family="text">
      <style:text-properties officeooo:rsid="0014b2f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
      <text:p text:style-name="P1"/>
      <text:p text:style-name="P1">CS 352</text:p>
      <text:p text:style-name="P2">Database Management Systems</text:p>
      <text:p text:style-name="P2"/>
      <text:p text:style-name="P1">TERM PROJECT</text:p>
      <text:p text:style-name="P1"/>
      <text:p text:style-name="P4"><text:span text:style-name="T1">FINAL</text:span> <text:span text:style-name="T1">REPORT</text:span></text:p>
      <text:p text:style-name="P6"/>
      <text:p text:style-name="P7"><text:span text:style-name="T1">4</text:span> <text:span text:style-name="T1">May</text:span> 2011</text:p>
      <text:p text:style-name="P5"/>
      <text:p text:style-name="P3">Airline Company Data Management System</text:p>
      <text:p text:style-name="P3"/>
      <text:p text:style-name="P5">Group 43</text:p>
      <text:p text:style-name="P5"/>
      <table:table table:name="Table1" table:style-name="Table1">
        <table:table-column table:style-name="Table1.A" table:number-columns-repeated="3"/>
        <table:table-row table:style-name="Table1.1">
          <table:table-cell table:style-name="Table1.A1" office:value-type="string">
            <text:p text:style-name="P20">Ahmet Alp Balkan<text:line-break/>20800978<text:line-break/>a_balkan@ug</text:p>
          </table:table-cell>
          <table:table-cell table:style-name="Table1.A1" office:value-type="string">
            <text:p text:style-name="P21"><text:span text:style-name="T2">Emre E</text:span><text:span text:style-name="T3">kmekçi<text:line-break/>2</text:span><text:span text:style-name="T2">0800227<text:line-break/>e_ekmekci@ug</text:span></text:p>
          </table:table-cell>
          <table:table-cell table:style-name="Table1.A1" office:value-type="string">
            <text:p text:style-name="P20">Ecem Ünal<text:line-break/>20702525<text:line-break/>ecem_u@ug</text:p>
          </table:table-cell>
        </table:table-row>
      </table:table>
      <text:p text:style-name="P8"/>
      <text:p text:style-name="P12">Table Of Contents</text:p>
      <text:p text:style-name="P9"/>
      <text:list xml:id="list2005997340" text:style-name="L1">
        <text:list-item>
          <text:p text:style-name="P10">Project Description</text:p>
        </text:list-item>
        <text:list-item>
          <text:p text:style-name="P10">List Of Tables</text:p>
        </text:list-item>
        <text:list-item>
          <text:p text:style-name="P10">Implementation Details</text:p>
        </text:list-item>
        <text:list-item>
          <text:p text:style-name="P10">Advanced DB Features</text:p>
        </text:list-item>
        <text:list-item>
          <text:p text:style-name="P10">User's Manual</text:p>
        </text:list-item>
      </text:list>
      <text:p text:style-name="P9"/>
      <text:p text:style-name="P11"><text:span text:style-name="T6">Appendix A:</text:span><text:span text:style-name="T5"><text:tab/>Final ER Diagram of Project</text:span></text:p>
      <text:p text:style-name="P9"/>
      <text:p text:style-name="P13">1. Project Description</text:p>
      <text:p text:style-name="P14"/>
      <text:p text:style-name="P15"><text:span text:style-name="T4"><text:tab/>In this project, we designed and implemented a database management system for airline companies. </text:span><text:span text:style-name="T7">The system is mainly a web application that is used by the passengers of the airline company, </text:span><text:span text:style-name="T10">and</text:span><text:span text:style-name="T7"> administrative </text:span><text:span text:style-name="T10">&amp; sales</text:span><text:span text:style-name="T7"> staff. </text:span><text:span text:style-name="T8">Such a database management system is necessary for the companies in order to keep track of their flights, planes, sales and crew.</text:span></text:p>
      <text:p text:style-name="P16"><text:span text:style-name="T8"><text:tab/>There are two main user of the system which makes use of different </text:span><text:span text:style-name="T9">aspects of the application</text:span><text:span text:style-name="T8">. </text:span><text:span text:style-name="T7">The customers of the airline company uses </text:span><text:span text:style-name="T8">the </text:span><text:span text:style-name="T9">system</text:span><text:span text:style-name="T7"> to see all upcoming flights </text:span><text:span text:style-name="T9">(</text:span><text:span text:style-name="T8">or</text:span><text:span text:style-name="T7"> specific flights chosen by themselves</text:span><text:span text:style-name="T9">),</text:span><text:span text:style-name="T7"> </text:span><text:span text:style-name="T8">to </text:span><text:span text:style-name="T7">select a flight and </text:span><text:span text:style-name="T9">to </text:span><text:span text:style-name="T7">buy a ticket </text:span><text:span text:style-name="T8">for the selected flight. The customers need to be </text:span><text:span text:style-name="T15">logged on to</text:span><text:span text:style-name="T8"> the system to perform all of the operations specified, and if they are not </text:span><text:span text:style-name="T15">a member </text:span><text:span text:style-name="T8">yet they can </text:span><text:span text:style-name="T15">easily sign up.</text:span></text:p>
      <text:p text:style-name="P17"><text:span text:style-name="T7"><text:tab/></text:span><text:span text:style-name="T10">The sales staff of the company uses the system to perform check-in operations of the passengers. </text:span><text:span text:style-name="T11">The</text:span><text:span text:style-name="T15">y</text:span><text:span text:style-name="T11"> can check-in passengers to flights </text:span><text:span text:style-name="T12">whose flight IDs are known</text:span><text:span text:style-name="T11"> </text:span><text:span text:style-name="T15">using</text:span><text:span text:style-name="T11"> </text:span><text:span text:style-name="T15">passengers'</text:span><text:span text:style-name="T11"> seat number, </text:span><text:span text:style-name="T12">and while checking in they can associate luggages with the passengers. When the operation is complete, they can print the flight cards. </text:span><text:span text:style-name="T15">To complete these operations, staff must be logged on to the system.</text:span></text:p>
      <text:p text:style-name="P18"><text:span text:style-name="T12"><text:tab/></text:span><text:span text:style-name="T13">Executives have many roles in the system mainly consisting of managing employees (both sales staff and crew), flights, airports, cities, planes and reporting the current situation of the company. Management of employees </text:span><text:span text:style-name="T16">includes</text:span><text:span text:style-name="T13"> add</text:span><text:span text:style-name="T16">ing</text:span><text:span text:style-name="T13"> new employees to the system, updat</text:span><text:span text:style-name="T16">ing</text:span><text:span text:style-name="T13"> their details </text:span><text:span text:style-name="T16">such as</text:span><text:span text:style-name="T13"> their salaries and types. In addition to that, </text:span><text:span text:style-name="T15">administrative staff</text:span> <text:span text:style-name="T12">c</text:span><text:span text:style-name="T13">an add new cities to database </text:span><text:span text:style-name="T15">and</text:span><text:span text:style-name="T13"> edit their names. They can also add new </text:span><text:span text:style-name="T14">airports and associate them with one of the cities that exist in the database, and update the information of an existing airport such as its code or its name. </text:span><text:span text:style-name="T16">Executives can add</text:span><text:span text:style-name="T14"> new planes and edit their name, model and capacity information. </text:span><text:span text:style-name="T15">After adding airports, planes and crew to the system, executives can plan new routes and edit their details including duration </text:span><text:span text:style-name="T16">of the route</text:span><text:span text:style-name="T15">, departure and arrival points. Whenever a route exists in the system, </text:span><text:span text:style-name="T16">they may now </text:span><text:span text:style-name="T15">add a new flight using th</text:span><text:span text:style-name="T16">e existing</text:span><text:span text:style-name="T15"> route </text:span><text:span text:style-name="T16">and adding </text:span><text:span text:style-name="T15">departure date and time, flight fare, plane, </text:span><text:span text:style-name="T16">and</text:span><text:span text:style-name="T15"> captain pilot, assistant pilot and hostess </text:span><text:span text:style-name="T16">information</text:span><text:span text:style-name="T15">. These information can be updated anytime before the flight takes place. Also executives have the permission to delete employees, planes, cities, airports, routes or flights from the system permanently. </text:span></text:p>
      <text:p text:style-name="P18"><text:span text:style-name="T15"><text:tab/></text:span><text:span text:style-name="T16">There also exists reports about flights, payments, tickets sold over time, staff and their salaries which are available to only executives. </text:span><text:span text:style-name="T15">In order to perform </text:span><text:span text:style-name="T16">all of </text:span><text:span text:style-name="T15">these operations, executives must be logged on to the sys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1" svg:font-family="Arial" style:font-pitch="variable"/>
    <style:font-face style:name="Ubuntu" svg:font-family="Ubuntu"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0598in" fo:line-height="150%"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style:font-name="Ubuntu" fo:font-size="16pt" fo:font-weight="bold" style:font-size-asian="16pt" style:font-weight-asian="bold" style:font-size-complex="16pt"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5-10-15T08:56:56</meta:creation-date>
    <dc:language>en-US</dc:language>
    <meta:editing-cycles>6</meta:editing-cycles>
    <meta:editing-duration>PT02H33M16S</meta:editing-duration>
    <dc:date>2011-05-04T19:09:53</dc:date>
    <dc:creator>ecem </dc:creator>
    <meta:document-statistic meta:table-count="1" meta:image-count="0" meta:object-count="0" meta:page-count="3" meta:paragraph-count="23" meta:word-count="504" meta:character-count="3072"/>
    <meta:user-defined meta:name="Info 1"/>
    <meta:user-defined meta:name="Info 2"/>
    <meta:user-defined meta:name="Info 3"/>
    <meta:user-defined meta:name="Info 4"/>
  </office:meta>
</office:document-meta>
</file>